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3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55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- Soviel zur ffp2 Maske. Hilft vielleicht beim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- Soviel zur ffp2 Maske. Hilft vielleicht beim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6. Januar um 16:08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viel zur ffp2 Maske. Hilft vielleicht beim Nachdenk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rreführend sein.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Grund ansehen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table:style-name="ce1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0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41 Kommentare 746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63</text:p>
          </table:table-cell>
          <table:table-cell table:number-columns-repeated="6"/>
        </table:table-row>
        <table:table-row table:style-name="ro1">
          <table:table-cell table:formula="of:=SUM([.A26:.A100000])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46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in Wadleg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dlegg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rkus.krammer.33/posts/40641900035996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- Soviel zur ffp2 Maske. Hilft vielleicht beim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isch das in der Beschreibung was anderes steht die direkt bei den Masken ist 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 vertraust Du lieber einem Artikel der im Internet steht von einem Institut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dl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Dat is ein Hersteller! -Dass das Koch-Institut was auch immer empfiehlt, da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ben die angemerkt. Dafür kann ich aber nix und in der Artikelbeschreibung des verli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stellers steht eben "Viren: FFP2 nein, FFP3 ja". Also ja aber nein: Ich vertraue eher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steller als irgendwem. https://www.moldex-europe.com/de/ueber-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 Mold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ex-europ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dl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hier hast, was ich selber gepostet habe als Link der Kategorien der besag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erstellerseite. --&gt; Ich habe meine Screenshots eigentlich extra so gemacht, dass man ob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resszeile sieht, damit man merkt ich hab das nicht aus irgendeiner "BlaBla Quelle"... 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oldex-europe.com/de/moldex-know-how/schutzstufen-ffp1-masken-ffp2-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ken-ffp3-mas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P1, FFP2, FFP3: die Schutzstufen v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ex-europ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dlegger Sry die Adressliste ist bei mir so unscharf das ich sie nicht erkenn. Lieg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laub ich an meinen Auge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da merkst das die auch die Info vom Koch haben . Obwohl es nicht stimm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ar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afe denken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dl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arle weil ich die schneller ess, als die denken könn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ar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dlegger Geschmäcker sind ja gsd verschie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dl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rkus.krammer.33/posts/40641900035996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- Soviel zur ffp2 Maske. Hilft vielleicht beim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Wadleg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arle was auf meinen Griller passt, wird gefre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Proi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 Krammer diese Masken schützen die Allgemeinheit und leider auch si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Prois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Proisl und was soll und das sagen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rona ist Staub/Bakterie oder ein Keim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Proi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 Josef Proisl die Masken helfen einen Dreck gegen Viren . Staub und Bakterien . Aber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gen Vire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riebsanleitung liegt unten vor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enn's geht , a bissl freundlicher . Oder sollten wir uns k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ex van Recu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das kann für diese Masken stimmen, aber lässt sich nicht auf alle übertrag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rkus.krammer.33/posts/40641900035996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- Soviel zur ffp2 Maske. Hilft vielleicht beim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Wondr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schon wieder dieses lächerliche Fot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 habt ihr das alle her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Wondrak aus der Betriebsanleitung ? Sowas liegt in jeder Packung bei 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ie der Beipackzettel bei Medikam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Wondr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lche Maske? Hersteller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Wondrak wenn ich heim komme , schick ich dir ein Bil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Wondr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Dank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Wondrak schau Mal weiter oben im Thread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 hat ein bekannter schon Bilder mit der Internetseite gepos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kannst dir direkt vom Hersteller die PDF bzw die Sachen ansehen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oldex-europe.com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ex Atem- und Gehörschutzproduk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dex-europ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ra Wondrak und hier die Firma von wo wir unsere Maske bezi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uvex-safety.com/de/produkte/atemschutzmaske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arkus.krammer.33/posts/40641900035996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- Soviel zur ffp2 Maske. Hilft vielleicht beim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u auf Datenblatt gehst , siehst du bei ffp2 nichts von Vir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p3 aber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emschutzmasken | FFP1-, FFP2-, un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vex-safet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ar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ie Argumente ausgehen wirds untergriffig, willkommen in der neuen Normalität wo nurno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eigene Meinung zäh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sind die, die auf Diktatur stehen oder sie kennen die Bedeutung von Demokratie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ßt was mich so ärgert Markus Karle , wenn er die Beschreibung auf seinem eigenen Bil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sen würde , steht da nichts von Viren .aber Hauptsache die schnellen Finger auf der Tastatur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unfreundlich . Das ist ja noch viel schl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ar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die wollen keine andere Meinung gelten lassen, dass ist das Probl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arle leider war 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b ihn eh gefragt als was er Corona einstufen würd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Staub Bakterie oder Keim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a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ruhig Blut. Nur wer den Beipackzettel lesen kann, kennt sich noch lang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icht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Pa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Bier mein Freund BIER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Proi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eht nicht um Virendicht, sondern um die Partikelgröße der Aerosole denn das Virus sitzt auf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m Träger, Luftfeuchtigkeit, usw. Daher werden diese in der Maske zu ca. 90% gefang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it schützt si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 Lüftungsanlage funktioniert so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markus.krammer.33/posts/40641900035996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- Soviel zur ffp2 Maske. Hilft vielleicht beim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örg Rittme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einer nichts von Autos kennt sucht er einen Fachmann. Gleiches gilt für Steuerberater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hitekten, Ingenieure, Juristen usw. Nur bei Viren, Corona, sonstigen Krankheiten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tzmaßnahmen haben wir tausende selbsternannte Experten! Unglaublich dumm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ogant ist so etwas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Prasch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eht ja eigentlich nur darum warum nimmt man FFP2 wenn die FFP3 gegen Viren schütz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Praschinger das musst die Gummibärenbande (Regierung) frag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Praschin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ist ganz einfach die haben ja schon Millionen von FFP2 von China gekauf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üssen ja w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rich Praschinger hab gestern eine Doku gesehn 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utschland hat irrtümlich ein Open House verfahren gemacht . Da liegen 14 Mil. Masken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utschland und sie können nicht zahlen . Ich glaub da basti hilft denen damit . Aber OK , das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wieder als Verschwörungstheorie abzuhandel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örg Rittmeyer diese sogenannten Experten der Regierung sind anscheinend auch zum dumm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en. Ich glaube wenn ein Hersteller explizit rein schreibt das seine Maske (FFP2) nicht gegen Vi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ft , das er sie getestet hat 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 A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ibt medizinische FFP2/3-Masken und NICHT-medizinische Masken! Die gilt es z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enzieren. Dass eine so genannte „non-medical“ Maske nicht gegen Viren schützt und e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 Bau verwendet werden soll, ist wohl klar. Die anderen helfen hingegen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Pfei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rkus.krammer.33/posts/40641900035996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5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Krammer - Soviel zur ffp2 Maske. Hilft vielleicht beim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Frai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rgendwie muss ja die bestellte Ware unter die Leute. Nicht so wie bei der Vogelgrippe. Wo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sken bestellt sind bezahlt wurden vom Staat. Irgendwie gelagert und nach 5 Jahren entsor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um werden sie jetzt unter die Leute gebra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o Hep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elleicht helfen Gutachten zu dem spezifischen Maskentyp, den Du verwenden möchtest etw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ser als Texttabellen, deren Ursprung keiner kennt und für deren Richtigkeit keiner haf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u ein solches Gutachten zu Deiner FFP2-Maske heranziehst, dann fällt Dir auf, was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ke Dir bei der aktuellen Pandemie bring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um Dich vorab schonmal zu informieren: der Inhalt Deiner Tabelle unbekannten Ursprungs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s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markus.krammer.33/posts/406419000359969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6" calcext:value-type="float">
            <text:p>6</text:p>
          </table:table-cell>
          <table:table-cell table:style-name="ce7" table:formula="of:=COUNTIF([.D$1:.D$1048576];&quot;X&quot;)" office:value-type="float" office:value="6" calcext:value-type="float">
            <text:p>6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29" calcext:value-type="float">
            <text:p>29</text:p>
          </table:table-cell>
          <table:table-cell table:formula="of:=COUNTIF([.G$1:.G$1048576];&quot;X&quot;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660];[.D660];[.F660])"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791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.00.0000</text:date>, <text:time style:data-style-name="N2" text:time-value="04:27:45.32832850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6T04:41:30.283789217</dc:date>
    <meta:editing-duration>PT7M42S</meta:editing-duration>
    <meta:editing-cycles>5</meta:editing-cycles>
    <meta:document-statistic meta:table-count="1" meta:cell-count="440" meta:object-count="0"/>
  </office:meta>
</office:document-meta>
</file>